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24.2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96.46pt"/>
    </style:style>
    <style:style style:name="co15" style:family="table-column">
      <style:table-column-properties fo:break-before="auto" style:column-width="69.45pt"/>
    </style:style>
    <style:style style:name="co16" style:family="table-column">
      <style:table-column-properties fo:break-before="auto" style:column-width="83.34pt"/>
    </style:style>
    <style:style style:name="co17" style:family="table-column">
      <style:table-column-properties fo:break-before="auto" style:column-width="72.54pt"/>
    </style:style>
    <style:style style:name="co18" style:family="table-column">
      <style:table-column-properties fo:break-before="auto" style:column-width="93.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pache" table:style-name="ta1">
        <table:shapes>
          <draw:frame draw:z-index="0" draw:style-name="gr1" draw:text-style-name="P1" svg:width="453.51pt" svg:height="255.09pt" svg:x="191.96pt" svg:y="435.69pt">
            <draw:object draw:notify-on-update-of-ranges="Apache.B1:Apache.B1 Apache.B2:Apache.B16 Apache.C1:Apache.C1 Apache.C2:Apache.C16 Apache.E2:Apache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row table:style-name="ro1">
          <table:table-cell/>
          <table:table-cell office:value-type="string" calcext:value-type="string">
            <text:p>users</text:p>
          </table:table-cell>
          <table:table-cell table:style-name="ce1" office:value-type="string" calcext:value-type="string">
            <text:p>total memory</text:p>
          </table:table-cell>
          <table:table-cell office:value-type="string" calcext:value-type="string">
            <text:p>apache_cpu</text:p>
          </table:table-cell>
          <table:table-cell office:value-type="string" calcext:value-type="string">
            <text:p>apache_thread_count</text:p>
          </table:table-cell>
          <table:table-cell office:value-type="string" calcext:value-type="string">
            <text:p>apache_rss</text:p>
          </table:table-cell>
          <table:table-cell office:value-type="string" calcext:value-type="string">
            <text:p>apache_vsz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verage resp time</text:p>
          </table:table-cell>
          <table:table-cell/>
          <table:table-cell office:value-type="string" calcext:value-type="string">
            <text:p>min re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throughput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8852" calcext:value-type="float">
            <text:p>98852</text:p>
          </table:table-cell>
          <table:table-cell office:value-type="float" office:value="2363728" calcext:value-type="float">
            <text:p>2363728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7.5" calcext:value-type="float">
            <text:p>107.5</text:p>
          </table:table-cell>
          <table:table-cell office:value-type="float" office:value="18" calcext:value-type="float">
            <text:p>18</text:p>
          </table:table-cell>
          <table:table-cell office:value-type="float" office:value="217872" calcext:value-type="float">
            <text:p>217872</text:p>
          </table:table-cell>
          <table:table-cell office:value-type="float" office:value="4729884" calcext:value-type="float">
            <text:p>472988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251" calcext:value-type="float">
            <text:p>251</text:p>
          </table:table-cell>
          <table:table-cell table:style-name="ce2"/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22.8197875924909" calcext:value-type="float">
            <text:p>22.81978759249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6875793751588" calcext:value-type="float">
            <text:p>39.6875793751588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97.7" calcext:value-type="float">
            <text:p>97.7</text:p>
          </table:table-cell>
          <table:table-cell office:value-type="float" office:value="42" calcext:value-type="float">
            <text:p>42</text:p>
          </table:table-cell>
          <table:table-cell office:value-type="float" office:value="452544" calcext:value-type="float">
            <text:p>452544</text:p>
          </table:table-cell>
          <table:table-cell office:value-type="float" office:value="10772972" calcext:value-type="float">
            <text:p>10772972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303" calcext:value-type="float">
            <text:p>4303</text:p>
          </table:table-cell>
          <table:table-cell table:style-name="ce2" office:value-type="float" office:value="752" calcext:value-type="float">
            <text:p>752</text:p>
          </table:table-cell>
          <table:table-cell table:style-name="ce2"/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49.4713560558884" calcext:value-type="float">
            <text:p>49.47135605588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5743663318986" calcext:value-type="float">
            <text:p>39.5743663318986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5.7" calcext:value-type="float">
            <text:p>105.7</text:p>
          </table:table-cell>
          <table:table-cell office:value-type="float" office:value="63" calcext:value-type="float">
            <text:p>63</text:p>
          </table:table-cell>
          <table:table-cell office:value-type="float" office:value="672036" calcext:value-type="float">
            <text:p>672036</text:p>
          </table:table-cell>
          <table:table-cell office:value-type="float" office:value="16291140" calcext:value-type="float">
            <text:p>1629114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297" calcext:value-type="float">
            <text:p>4297</text:p>
          </table:table-cell>
          <table:table-cell table:style-name="ce2" office:value-type="float" office:value="1272" calcext:value-type="float">
            <text:p>1272</text:p>
          </table:table-cell>
          <table:table-cell table:style-name="ce2"/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80.2867770802056" calcext:value-type="float">
            <text:p>80.28677708020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.8482054063828" calcext:value-type="float">
            <text:p>38.8482054063828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4.2" calcext:value-type="float">
            <text:p>104.2</text:p>
          </table:table-cell>
          <table:table-cell office:value-type="float" office:value="96" calcext:value-type="float">
            <text:p>96</text:p>
          </table:table-cell>
          <table:table-cell office:value-type="float" office:value="1029292" calcext:value-type="float">
            <text:p>1029292</text:p>
          </table:table-cell>
          <table:table-cell office:value-type="float" office:value="25224332" calcext:value-type="float">
            <text:p>25224332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3986" calcext:value-type="float">
            <text:p>3986</text:p>
          </table:table-cell>
          <table:table-cell table:style-name="ce2" office:value-type="float" office:value="2026" calcext:value-type="float">
            <text:p>2026</text:p>
          </table:table-cell>
          <table:table-cell table:style-name="ce2"/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133.568422501641" calcext:value-type="float">
            <text:p>133.5684225016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.703538276304" calcext:value-type="float">
            <text:p>38.703538276304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4.8" calcext:value-type="float">
            <text:p>104.8</text:p>
          </table:table-cell>
          <table:table-cell office:value-type="float" office:value="138" calcext:value-type="float">
            <text:p>138</text:p>
          </table:table-cell>
          <table:table-cell office:value-type="float" office:value="1459700" calcext:value-type="float">
            <text:p>1459700</text:p>
          </table:table-cell>
          <table:table-cell office:value-type="float" office:value="36259668" calcext:value-type="float">
            <text:p>36259668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370" calcext:value-type="float">
            <text:p>4370</text:p>
          </table:table-cell>
          <table:table-cell table:style-name="ce2" office:value-type="float" office:value="3043" calcext:value-type="float">
            <text:p>3043</text:p>
          </table:table-cell>
          <table:table-cell table:style-name="ce2"/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222.680236282356" calcext:value-type="float">
            <text:p>222.6802362823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.2832963933105" calcext:value-type="float">
            <text:p>38.2832963933105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0.1" calcext:value-type="float">
            <text:p>100.1</text:p>
          </table:table-cell>
          <table:table-cell office:value-type="float" office:value="151" calcext:value-type="float">
            <text:p>151</text:p>
          </table:table-cell>
          <table:table-cell office:value-type="float" office:value="1584800" calcext:value-type="float">
            <text:p>1584800</text:p>
          </table:table-cell>
          <table:table-cell office:value-type="float" office:value="39675404" calcext:value-type="float">
            <text:p>3967540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308" calcext:value-type="float">
            <text:p>4308</text:p>
          </table:table-cell>
          <table:table-cell table:style-name="ce2" office:value-type="float" office:value="3830" calcext:value-type="float">
            <text:p>3830</text:p>
          </table:table-cell>
          <table:table-cell table:style-name="ce2"/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4635" calcext:value-type="float">
            <text:p>4635</text:p>
          </table:table-cell>
          <table:table-cell table:style-name="ce2" office:value-type="float" office:value="202.927128087431" calcext:value-type="float">
            <text:p>202.9271280874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7580086769797" calcext:value-type="float">
            <text:p>37.7580086769797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5.5" calcext:value-type="float">
            <text:p>105.5</text:p>
          </table:table-cell>
          <table:table-cell office:value-type="float" office:value="151" calcext:value-type="float">
            <text:p>151</text:p>
          </table:table-cell>
          <table:table-cell office:value-type="float" office:value="1579124" calcext:value-type="float">
            <text:p>1579124</text:p>
          </table:table-cell>
          <table:table-cell office:value-type="float" office:value="39675772" calcext:value-type="float">
            <text:p>39675772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578" calcext:value-type="float">
            <text:p>4578</text:p>
          </table:table-cell>
          <table:table-cell table:style-name="ce2" office:value-type="float" office:value="5112" calcext:value-type="float">
            <text:p>5112</text:p>
          </table:table-cell>
          <table:table-cell table:style-name="ce2"/>
          <table:table-cell table:style-name="ce2" office:value-type="float" office:value="4116" calcext:value-type="float">
            <text:p>4116</text:p>
          </table:table-cell>
          <table:table-cell table:style-name="ce2" office:value-type="float" office:value="6495" calcext:value-type="float">
            <text:p>6495</text:p>
          </table:table-cell>
          <table:table-cell table:style-name="ce2" office:value-type="float" office:value="299.341994264916" calcext:value-type="float">
            <text:p>299.3419942649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4748285064095" calcext:value-type="float">
            <text:p>37.4748285064095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09864" calcext:value-type="float">
            <text:p>1609864</text:p>
          </table:table-cell>
          <table:table-cell office:value-type="float" office:value="39675284" calcext:value-type="float">
            <text:p>3967528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145" calcext:value-type="float">
            <text:p>4145</text:p>
          </table:table-cell>
          <table:table-cell table:style-name="ce2" office:value-type="float" office:value="6391" calcext:value-type="float">
            <text:p>6391</text:p>
          </table:table-cell>
          <table:table-cell table:style-name="ce2"/>
          <table:table-cell table:style-name="ce2" office:value-type="float" office:value="5230" calcext:value-type="float">
            <text:p>5230</text:p>
          </table:table-cell>
          <table:table-cell table:style-name="ce2" office:value-type="float" office:value="12471" calcext:value-type="float">
            <text:p>12471</text:p>
          </table:table-cell>
          <table:table-cell table:style-name="ce2" office:value-type="float" office:value="326.118615681632" calcext:value-type="float">
            <text:p>326.1186156816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0691659661235" calcext:value-type="float">
            <text:p>37.0691659661235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93.1" calcext:value-type="float">
            <text:p>93.1</text:p>
          </table:table-cell>
          <table:table-cell office:value-type="float" office:value="151" calcext:value-type="float">
            <text:p>151</text:p>
          </table:table-cell>
          <table:table-cell office:value-type="float" office:value="1579016" calcext:value-type="float">
            <text:p>1579016</text:p>
          </table:table-cell>
          <table:table-cell office:value-type="float" office:value="39675340" calcext:value-type="float">
            <text:p>3967534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673" calcext:value-type="float">
            <text:p>4673</text:p>
          </table:table-cell>
          <table:table-cell table:style-name="ce2" office:value-type="float" office:value="7620" calcext:value-type="float">
            <text:p>7620</text:p>
          </table:table-cell>
          <table:table-cell table:style-name="ce2"/>
          <table:table-cell table:style-name="ce2" office:value-type="float" office:value="5831" calcext:value-type="float">
            <text:p>5831</text:p>
          </table:table-cell>
          <table:table-cell table:style-name="ce2" office:value-type="float" office:value="56710" calcext:value-type="float">
            <text:p>56710</text:p>
          </table:table-cell>
          <table:table-cell table:style-name="ce2" office:value-type="float" office:value="3500.08006150211" calcext:value-type="float">
            <text:p>3500.080061502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.468006638392" calcext:value-type="float">
            <text:p>34.468006638392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93.4" calcext:value-type="float">
            <text:p>93.4</text:p>
          </table:table-cell>
          <table:table-cell office:value-type="float" office:value="151" calcext:value-type="float">
            <text:p>151</text:p>
          </table:table-cell>
          <table:table-cell office:value-type="float" office:value="1578848" calcext:value-type="float">
            <text:p>1578848</text:p>
          </table:table-cell>
          <table:table-cell office:value-type="float" office:value="39675284" calcext:value-type="float">
            <text:p>3967528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7172" calcext:value-type="float">
            <text:p>7172</text:p>
          </table:table-cell>
          <table:table-cell table:style-name="ce2" office:value-type="float" office:value="8826" calcext:value-type="float">
            <text:p>8826</text:p>
          </table:table-cell>
          <table:table-cell table:style-name="ce2"/>
          <table:table-cell table:style-name="ce2" office:value-type="float" office:value="5762" calcext:value-type="float">
            <text:p>5762</text:p>
          </table:table-cell>
          <table:table-cell table:style-name="ce2" office:value-type="float" office:value="77848" calcext:value-type="float">
            <text:p>77848</text:p>
          </table:table-cell>
          <table:table-cell table:style-name="ce2" office:value-type="float" office:value="6578.68913720267" calcext:value-type="float">
            <text:p>6578.68913720267</text:p>
          </table:table-cell>
          <table:table-cell table:style-name="ce2" office:value-type="float" office:value="0.000976017847183491" calcext:value-type="float">
            <text:p>0.000976017847183</text:p>
          </table:table-cell>
          <table:table-cell table:style-name="ce2" office:value-type="float" office:value="29.1484285778152" calcext:value-type="float">
            <text:p>29.1484285778152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100.9" calcext:value-type="float">
            <text:p>100.9</text:p>
          </table:table-cell>
          <table:table-cell office:value-type="float" office:value="151" calcext:value-type="float">
            <text:p>151</text:p>
          </table:table-cell>
          <table:table-cell office:value-type="float" office:value="1588380" calcext:value-type="float">
            <text:p>1588380</text:p>
          </table:table-cell>
          <table:table-cell office:value-type="float" office:value="39675284" calcext:value-type="float">
            <text:p>3967528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6127" calcext:value-type="float">
            <text:p>6127</text:p>
          </table:table-cell>
          <table:table-cell table:style-name="ce2" office:value-type="float" office:value="10103" calcext:value-type="float">
            <text:p>10103</text:p>
          </table:table-cell>
          <table:table-cell table:style-name="ce2"/>
          <table:table-cell table:style-name="ce2" office:value-type="float" office:value="5764" calcext:value-type="float">
            <text:p>5764</text:p>
          </table:table-cell>
          <table:table-cell table:style-name="ce2" office:value-type="float" office:value="79214" calcext:value-type="float">
            <text:p>79214</text:p>
          </table:table-cell>
          <table:table-cell table:style-name="ce2" office:value-type="float" office:value="8804.48539016236" calcext:value-type="float">
            <text:p>8804.48539016236</text:p>
          </table:table-cell>
          <table:table-cell table:style-name="ce2" office:value-type="float" office:value="0.00195854414884936" calcext:value-type="float">
            <text:p>0.001958544148849</text:p>
          </table:table-cell>
          <table:table-cell table:style-name="ce2" office:value-type="float" office:value="31.8303903080176" calcext:value-type="float">
            <text:p>31.8303903080176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98.9" calcext:value-type="float">
            <text:p>98.9</text:p>
          </table:table-cell>
          <table:table-cell office:value-type="float" office:value="151" calcext:value-type="float">
            <text:p>151</text:p>
          </table:table-cell>
          <table:table-cell office:value-type="float" office:value="1586124" calcext:value-type="float">
            <text:p>1586124</text:p>
          </table:table-cell>
          <table:table-cell office:value-type="float" office:value="39675284" calcext:value-type="float">
            <text:p>3967528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5787" calcext:value-type="float">
            <text:p>5787</text:p>
          </table:table-cell>
          <table:table-cell table:style-name="ce2" office:value-type="float" office:value="11410" calcext:value-type="float">
            <text:p>11410</text:p>
          </table:table-cell>
          <table:table-cell table:style-name="ce2"/>
          <table:table-cell table:style-name="ce2" office:value-type="float" office:value="5677" calcext:value-type="float">
            <text:p>5677</text:p>
          </table:table-cell>
          <table:table-cell table:style-name="ce2" office:value-type="float" office:value="96854" calcext:value-type="float">
            <text:p>96854</text:p>
          </table:table-cell>
          <table:table-cell table:style-name="ce2" office:value-type="float" office:value="12462.475020799" calcext:value-type="float">
            <text:p>12462.475020799</text:p>
          </table:table-cell>
          <table:table-cell table:style-name="ce2" office:value-type="float" office:value="0.00622083981337481" calcext:value-type="float">
            <text:p>0.006220839813375</text:p>
          </table:table-cell>
          <table:table-cell table:style-name="ce2" office:value-type="float" office:value="31.951898230968" calcext:value-type="float">
            <text:p>31.951898230968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89.9" calcext:value-type="float">
            <text:p>89.9</text:p>
          </table:table-cell>
          <table:table-cell office:value-type="float" office:value="151" calcext:value-type="float">
            <text:p>151</text:p>
          </table:table-cell>
          <table:table-cell office:value-type="float" office:value="1610480" calcext:value-type="float">
            <text:p>1610480</text:p>
          </table:table-cell>
          <table:table-cell office:value-type="float" office:value="39677740" calcext:value-type="float">
            <text:p>3967774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6051" calcext:value-type="float">
            <text:p>6051</text:p>
          </table:table-cell>
          <table:table-cell table:style-name="ce2" office:value-type="float" office:value="12525" calcext:value-type="float">
            <text:p>12525</text:p>
          </table:table-cell>
          <table:table-cell table:style-name="ce2"/>
          <table:table-cell table:style-name="ce2" office:value-type="float" office:value="5699" calcext:value-type="float">
            <text:p>5699</text:p>
          </table:table-cell>
          <table:table-cell table:style-name="ce2" office:value-type="float" office:value="114741" calcext:value-type="float">
            <text:p>114741</text:p>
          </table:table-cell>
          <table:table-cell table:style-name="ce2" office:value-type="float" office:value="14101.2879137879" calcext:value-type="float">
            <text:p>14101.2879137879</text:p>
          </table:table-cell>
          <table:table-cell table:style-name="ce2" office:value-type="float" office:value="0.0125599074533135" calcext:value-type="float">
            <text:p>0.012559907453314</text:p>
          </table:table-cell>
          <table:table-cell table:style-name="ce2" office:value-type="float" office:value="30.2075741086494" calcext:value-type="float">
            <text:p>30.2075741086494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table:style-name="ce1" office:value-type="float" office:value="1020356" calcext:value-type="float">
            <text:p>1020356</text:p>
          </table:table-cell>
          <table:table-cell office:value-type="float" office:value="94.4" calcext:value-type="float">
            <text:p>94.4</text:p>
          </table:table-cell>
          <table:table-cell office:value-type="float" office:value="151" calcext:value-type="float">
            <text:p>151</text:p>
          </table:table-cell>
          <table:table-cell office:value-type="float" office:value="1603796" calcext:value-type="float">
            <text:p>1603796</text:p>
          </table:table-cell>
          <table:table-cell office:value-type="float" office:value="39676636" calcext:value-type="float">
            <text:p>39676636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6043" calcext:value-type="float">
            <text:p>6043</text:p>
          </table:table-cell>
          <table:table-cell table:style-name="ce2" office:value-type="float" office:value="13408" calcext:value-type="float">
            <text:p>13408</text:p>
          </table:table-cell>
          <table:table-cell table:style-name="ce2"/>
          <table:table-cell table:style-name="ce2" office:value-type="float" office:value="5409" calcext:value-type="float">
            <text:p>5409</text:p>
          </table:table-cell>
          <table:table-cell table:style-name="ce2" office:value-type="float" office:value="149557" calcext:value-type="float">
            <text:p>149557</text:p>
          </table:table-cell>
          <table:table-cell table:style-name="ce2" office:value-type="float" office:value="16611.8940587143" calcext:value-type="float">
            <text:p>16611.8940587143</text:p>
          </table:table-cell>
          <table:table-cell table:style-name="ce2" office:value-type="float" office:value="0.0191957636935297" calcext:value-type="float">
            <text:p>0.01919576369353</text:p>
          </table:table-cell>
          <table:table-cell table:style-name="ce2" office:value-type="float" office:value="30.6785529348455" calcext:value-type="float">
            <text:p>30.6785529348455</text:p>
          </table:table-cell>
          <table:table-cell table:style-name="ce2" table:number-columns-repeated="9"/>
        </table:table-row>
        <table:table-row table:style-name="ro2" table:number-rows-repeated="6">
          <table:table-cell table:number-columns-repeated="25"/>
        </table:table-row>
        <table:table-row table:style-name="ro2">
          <table:table-cell/>
          <table:table-cell table:style-name="ce2" table:number-columns-repeated="12"/>
          <table:table-cell table:number-columns-repeated="12"/>
        </table:table-row>
        <table:table-row table:style-name="ro2">
          <table:table-cell table:number-columns-repeated="2"/>
          <table:table-cell table:style-name="ce2" table:number-columns-repeated="12"/>
          <table:table-cell table:number-columns-repeated="11"/>
        </table:table-row>
        <table:table-row table:style-name="ro2" table:number-rows-repeated="10">
          <table:table-cell table:number-columns-repeated="25"/>
        </table:table-row>
        <table:table-row table:style-name="ro2">
          <table:table-cell table:number-columns-repeated="7"/>
          <table:table-cell table:style-name="ce2" table:number-columns-repeated="14"/>
          <table:table-cell table:number-columns-repeated="4"/>
        </table:table-row>
        <table:table-row table:style-name="ro2">
          <table:table-cell table:number-columns-repeated="7"/>
          <table:table-cell table:style-name="ce2" table:number-columns-repeated="12"/>
          <table:table-cell table:number-columns-repeated="6"/>
        </table:table-row>
      </table:table>
      <table:table table:name="Sheet2" table:style-name="ta2">
        <table:table-column table:style-name="co6" table:default-cell-style-name="Default"/>
        <table:table-row table:style-name="ro2">
          <table:table-cell/>
        </table:table-row>
      </table:table>
      <table:table table:name="FPM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users</text:p>
          </table:table-cell>
          <table:table-cell office:value-type="string" calcext:value-type="string">
            <text:p>total memory</text:p>
          </table:table-cell>
          <table:table-cell table:style-name="ce1" office:value-type="string" calcext:value-type="string">
            <text:p>nginx_cpu</text:p>
          </table:table-cell>
          <table:table-cell office:value-type="string" calcext:value-type="string">
            <text:p>nginx_thread_count</text:p>
          </table:table-cell>
          <table:table-cell office:value-type="string" calcext:value-type="string">
            <text:p>nginx_rss</text:p>
          </table:table-cell>
          <table:table-cell office:value-type="string" calcext:value-type="string">
            <text:p>nginx_vsz</text:p>
          </table:table-cell>
          <table:table-cell table:style-name="ce1" office:value-type="string" calcext:value-type="string">
            <text:p>fpm_cpu</text:p>
          </table:table-cell>
          <table:table-cell office:value-type="string" calcext:value-type="string">
            <text:p>fpm_thread_count</text:p>
          </table:table-cell>
          <table:table-cell office:value-type="string" calcext:value-type="string">
            <text:p>fpm_rss</text:p>
          </table:table-cell>
          <table:table-cell office:value-type="string" calcext:value-type="string">
            <text:p>fpm_vsz</text:p>
          </table:table-cell>
          <table:table-cell office:value-type="string" calcext:value-type="string">
            <text:p>sum_cpu</text:p>
          </table:table-cell>
          <table:table-cell office:value-type="string" calcext:value-type="string">
            <text:p>sum_rss</text:p>
          </table:table-cell>
          <table:table-cell office:value-type="string" calcext:value-type="string">
            <text:p>sum_vsz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verage resp time</text:p>
          </table:table-cell>
          <table:table-cell office:value-type="string" calcext:value-type="string">
            <text:p>min res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throughp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76" calcext:value-type="float">
            <text:p>5176</text:p>
          </table:table-cell>
          <table:table-cell office:value-type="float" office:value="161800" calcext:value-type="float">
            <text:p>16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08" calcext:value-type="float">
            <text:p>26208</text:p>
          </table:table-cell>
          <table:table-cell table:formula="of:=[.C2]+[.G2]" office:value-type="float" office:value="0" calcext:value-type="float">
            <text:p>0</text:p>
          </table:table-cell>
          <table:table-cell table:formula="of:=[.E2]+[.I2]" office:value-type="float" office:value="5176" calcext:value-type="float">
            <text:p>5176</text:p>
          </table:table-cell>
          <table:table-cell table:formula="of:=[.F2]+[.J2]" office:value-type="float" office:value="188008" calcext:value-type="float">
            <text:p>188008</text:p>
          </table:table-cell>
          <table:table-cell table:number-columns-repeated="1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280" calcext:value-type="float">
            <text:p>34280</text:p>
          </table:table-cell>
          <table:table-cell office:value-type="float" office:value="657236" calcext:value-type="float">
            <text:p>657236</text:p>
          </table:table-cell>
          <table:table-cell office:value-type="float" office:value="85.4" calcext:value-type="float">
            <text:p>85.4</text:p>
          </table:table-cell>
          <table:table-cell office:value-type="float" office:value="33" calcext:value-type="float">
            <text:p>33</text:p>
          </table:table-cell>
          <table:table-cell office:value-type="float" office:value="284464" calcext:value-type="float">
            <text:p>284464</text:p>
          </table:table-cell>
          <table:table-cell office:value-type="float" office:value="7163272" calcext:value-type="float">
            <text:p>7163272</text:p>
          </table:table-cell>
          <table:table-cell table:formula="of:=[.C3]+[.G3]" office:value-type="float" office:value="89.4" calcext:value-type="float">
            <text:p>89.4</text:p>
          </table:table-cell>
          <table:table-cell table:formula="of:=[.E3]+[.I3]" office:value-type="float" office:value="318744" calcext:value-type="float">
            <text:p>318744</text:p>
          </table:table-cell>
          <table:table-cell table:formula="of:=[.F3]+[.J3]" office:value-type="float" office:value="7820508" calcext:value-type="float">
            <text:p>7820508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4702" calcext:value-type="float">
            <text:p>4702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26.6643179891304" calcext:value-type="float">
            <text:p>26.6643179891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1221272194721" calcext:value-type="float">
            <text:p>37.1221272194721</text:p>
          </table:table-cell>
          <table:table-cell table:style-name="ce2" table:number-columns-repeated="3"/>
        </table:table-row>
        <table:table-row table:style-name="ro4">
          <table:table-cell table:style-name="ce1" office:value-type="float" office:value="30" calcext:value-type="float">
            <text:p>3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5240" calcext:value-type="float">
            <text:p>35240</text:p>
          </table:table-cell>
          <table:table-cell office:value-type="float" office:value="658316" calcext:value-type="float">
            <text:p>658316</text:p>
          </table:table-cell>
          <table:table-cell office:value-type="float" office:value="93.4" calcext:value-type="float">
            <text:p>93.4</text:p>
          </table:table-cell>
          <table:table-cell office:value-type="float" office:value="57" calcext:value-type="float">
            <text:p>57</text:p>
          </table:table-cell>
          <table:table-cell office:value-type="float" office:value="481960" calcext:value-type="float">
            <text:p>481960</text:p>
          </table:table-cell>
          <table:table-cell office:value-type="float" office:value="12515704" calcext:value-type="float">
            <text:p>12515704</text:p>
          </table:table-cell>
          <table:table-cell table:formula="of:=[.C4]+[.G4]" office:value-type="float" office:value="97.8" calcext:value-type="float">
            <text:p>97.8</text:p>
          </table:table-cell>
          <table:table-cell table:formula="of:=[.E4]+[.I4]" office:value-type="float" office:value="517200" calcext:value-type="float">
            <text:p>517200</text:p>
          </table:table-cell>
          <table:table-cell table:formula="of:=[.F4]+[.J4]" office:value-type="float" office:value="13174020" calcext:value-type="float">
            <text:p>1317402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118.666391567128" calcext:value-type="float">
            <text:p>118.6663915671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.0017134350159" calcext:value-type="float">
            <text:p>39.0017134350159</text:p>
          </table:table-cell>
          <table:table-cell table:style-name="ce2" table:number-columns-repeated="3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35388" calcext:value-type="float">
            <text:p>35388</text:p>
          </table:table-cell>
          <table:table-cell office:value-type="float" office:value="658368" calcext:value-type="float">
            <text:p>658368</text:p>
          </table:table-cell>
          <table:table-cell office:value-type="float" office:value="93.1" calcext:value-type="float">
            <text:p>93.1</text:p>
          </table:table-cell>
          <table:table-cell office:value-type="float" office:value="64" calcext:value-type="float">
            <text:p>64</text:p>
          </table:table-cell>
          <table:table-cell office:value-type="float" office:value="548412" calcext:value-type="float">
            <text:p>548412</text:p>
          </table:table-cell>
          <table:table-cell office:value-type="float" office:value="14076892" calcext:value-type="float">
            <text:p>14076892</text:p>
          </table:table-cell>
          <table:table-cell table:formula="of:=[.C5]+[.G5]" office:value-type="float" office:value="97.7" calcext:value-type="float">
            <text:p>97.7</text:p>
          </table:table-cell>
          <table:table-cell table:formula="of:=[.E5]+[.I5]" office:value-type="float" office:value="583800" calcext:value-type="float">
            <text:p>583800</text:p>
          </table:table-cell>
          <table:table-cell table:formula="of:=[.F5]+[.J5]" office:value-type="float" office:value="14735260" calcext:value-type="float">
            <text:p>1473526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2605" calcext:value-type="float">
            <text:p>2605</text:p>
          </table:table-cell>
          <table:table-cell table:style-name="ce2" office:value-type="float" office:value="1314" calcext:value-type="float">
            <text:p>1314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635" calcext:value-type="float">
            <text:p>2635</text:p>
          </table:table-cell>
          <table:table-cell table:style-name="ce2" office:value-type="float" office:value="200.19303671044" calcext:value-type="float">
            <text:p>200.193036710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2153490099717" calcext:value-type="float">
            <text:p>37.2153490099717</text:p>
          </table:table-cell>
          <table:table-cell table:style-name="ce2" table:number-columns-repeated="3"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35676" calcext:value-type="float">
            <text:p>35676</text:p>
          </table:table-cell>
          <table:table-cell office:value-type="float" office:value="658860" calcext:value-type="float">
            <text:p>658860</text:p>
          </table:table-cell>
          <table:table-cell office:value-type="float" office:value="96.5" calcext:value-type="float">
            <text:p>96.5</text:p>
          </table:table-cell>
          <table:table-cell office:value-type="float" office:value="74" calcext:value-type="float">
            <text:p>74</text:p>
          </table:table-cell>
          <table:table-cell office:value-type="float" office:value="639592" calcext:value-type="float">
            <text:p>639592</text:p>
          </table:table-cell>
          <table:table-cell office:value-type="float" office:value="16307104" calcext:value-type="float">
            <text:p>16307104</text:p>
          </table:table-cell>
          <table:table-cell table:formula="of:=[.C6]+[.G6]" office:value-type="float" office:value="101.2" calcext:value-type="float">
            <text:p>101.2</text:p>
          </table:table-cell>
          <table:table-cell table:formula="of:=[.E6]+[.I6]" office:value-type="float" office:value="675268" calcext:value-type="float">
            <text:p>675268</text:p>
          </table:table-cell>
          <table:table-cell table:formula="of:=[.F6]+[.J6]" office:value-type="float" office:value="16965964" calcext:value-type="float">
            <text:p>16965964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5284" calcext:value-type="float">
            <text:p>5284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6515" calcext:value-type="float">
            <text:p>6515</text:p>
          </table:table-cell>
          <table:table-cell table:style-name="ce2" office:value-type="float" office:value="1032.94457949358" calcext:value-type="float">
            <text:p>1032.944579493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.8981316529497" calcext:value-type="float">
            <text:p>38.8981316529497</text:p>
          </table:table-cell>
          <table:table-cell table:style-name="ce2" table:number-columns-repeated="3"/>
        </table:table-row>
        <table:table-row table:style-name="ro7">
          <table:table-cell office:value-type="float" office:value="120" calcext:value-type="float">
            <text:p>120</text:p>
          </table:table-cell>
          <table:table-cell office:value-type="float" office:value="1020356" calcext:value-type="float">
            <text:p>10203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240" calcext:value-type="float">
            <text:p>35240</text:p>
          </table:table-cell>
          <table:table-cell office:value-type="float" office:value="658192" calcext:value-type="float">
            <text:p>658192</text:p>
          </table:table-cell>
          <table:table-cell office:value-type="float" office:value="85.9" calcext:value-type="float">
            <text:p>85.9</text:p>
          </table:table-cell>
          <table:table-cell office:value-type="float" office:value="70" calcext:value-type="float">
            <text:p>70</text:p>
          </table:table-cell>
          <table:table-cell office:value-type="float" office:value="595608" calcext:value-type="float">
            <text:p>595608</text:p>
          </table:table-cell>
          <table:table-cell office:value-type="float" office:value="15414904" calcext:value-type="float">
            <text:p>15414904</text:p>
          </table:table-cell>
          <table:table-cell table:formula="of:=[.C7]+[.G7]" office:value-type="float" office:value="90.9" calcext:value-type="float">
            <text:p>90.9</text:p>
          </table:table-cell>
          <table:table-cell table:formula="of:=[.E7]+[.I7]" office:value-type="float" office:value="630848" calcext:value-type="float">
            <text:p>630848</text:p>
          </table:table-cell>
          <table:table-cell table:formula="of:=[.F7]+[.J7]" office:value-type="float" office:value="16073096" calcext:value-type="float">
            <text:p>16073096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5397" calcext:value-type="float">
            <text:p>5397</text:p>
          </table:table-cell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0872" calcext:value-type="float">
            <text:p>10872</text:p>
          </table:table-cell>
          <table:table-cell table:style-name="ce2" office:value-type="float" office:value="1528.51364698216" calcext:value-type="float">
            <text:p>1528.513646982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.3475795621683" calcext:value-type="float">
            <text:p>38.3475795621683</text:p>
          </table:table-cell>
          <table:table-cell table:style-name="ce2" table:number-columns-repeated="3"/>
        </table:table-row>
        <table:table-row table:style-name="ro7">
          <table:table-cell office:value-type="float" office:value="150" calcext:value-type="float">
            <text:p>15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36436" calcext:value-type="float">
            <text:p>36436</text:p>
          </table:table-cell>
          <table:table-cell office:value-type="float" office:value="659756" calcext:value-type="float">
            <text:p>659756</text:p>
          </table:table-cell>
          <table:table-cell office:value-type="float" office:value="111.6" calcext:value-type="float">
            <text:p>111.6</text:p>
          </table:table-cell>
          <table:table-cell office:value-type="float" office:value="151" calcext:value-type="float">
            <text:p>151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33479756" calcext:value-type="float">
            <text:p>33479756</text:p>
          </table:table-cell>
          <table:table-cell table:formula="of:=[.C8]+[.G8]" office:value-type="float" office:value="117" calcext:value-type="float">
            <text:p>117</text:p>
          </table:table-cell>
          <table:table-cell table:formula="of:=[.E8]+[.I8]" office:value-type="float" office:value="1337792" calcext:value-type="float">
            <text:p>1337792</text:p>
          </table:table-cell>
          <table:table-cell table:formula="of:=[.F8]+[.J8]" office:value-type="float" office:value="34139512" calcext:value-type="float">
            <text:p>34139512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5577" calcext:value-type="float">
            <text:p>5577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4709" calcext:value-type="float">
            <text:p>14709</text:p>
          </table:table-cell>
          <table:table-cell table:style-name="ce2" office:value-type="float" office:value="3073.79279562049" calcext:value-type="float">
            <text:p>3073.792795620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.44159192223" calcext:value-type="float">
            <text:p>37.44159192223</text:p>
          </table:table-cell>
          <table:table-cell table:style-name="ce2" table:number-columns-repeated="3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40140" calcext:value-type="float">
            <text:p>40140</text:p>
          </table:table-cell>
          <table:table-cell office:value-type="float" office:value="663828" calcext:value-type="float">
            <text:p>663828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275792" calcext:value-type="float">
            <text:p>1275792</text:p>
          </table:table-cell>
          <table:table-cell office:value-type="float" office:value="33479572" calcext:value-type="float">
            <text:p>33479572</text:p>
          </table:table-cell>
          <table:table-cell table:formula="of:=[.C9]+[.G9]" office:value-type="float" office:value="92.7" calcext:value-type="float">
            <text:p>92.7</text:p>
          </table:table-cell>
          <table:table-cell table:formula="of:=[.E9]+[.I9]" office:value-type="float" office:value="1315932" calcext:value-type="float">
            <text:p>1315932</text:p>
          </table:table-cell>
          <table:table-cell table:formula="of:=[.F9]+[.J9]" office:value-type="float" office:value="34143400" calcext:value-type="float">
            <text:p>3414340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5946" calcext:value-type="float">
            <text:p>5946</text:p>
          </table:table-cell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55517" calcext:value-type="float">
            <text:p>55517</text:p>
          </table:table-cell>
          <table:table-cell table:style-name="ce2" office:value-type="float" office:value="4253.7119453595" calcext:value-type="float">
            <text:p>4253.71194535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.7744512899499" calcext:value-type="float">
            <text:p>35.7744512899499</text:p>
          </table:table-cell>
          <table:table-cell table:style-name="ce2" table:number-columns-repeated="3"/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5428" calcext:value-type="float">
            <text:p>45428</text:p>
          </table:table-cell>
          <table:table-cell office:value-type="float" office:value="668568" calcext:value-type="float">
            <text:p>668568</text:p>
          </table:table-cell>
          <table:table-cell office:value-type="float" office:value="98.1" calcext:value-type="float">
            <text:p>98.1</text:p>
          </table:table-cell>
          <table:table-cell office:value-type="float" office:value="151" calcext:value-type="float">
            <text:p>151</text:p>
          </table:table-cell>
          <table:table-cell office:value-type="float" office:value="1319288" calcext:value-type="float">
            <text:p>1319288</text:p>
          </table:table-cell>
          <table:table-cell office:value-type="float" office:value="33479552" calcext:value-type="float">
            <text:p>33479552</text:p>
          </table:table-cell>
          <table:table-cell table:formula="of:=[.C10]+[.G10]" office:value-type="float" office:value="103.9" calcext:value-type="float">
            <text:p>103.9</text:p>
          </table:table-cell>
          <table:table-cell table:formula="of:=[.E10]+[.I10]" office:value-type="float" office:value="1364716" calcext:value-type="float">
            <text:p>1364716</text:p>
          </table:table-cell>
          <table:table-cell table:formula="of:=[.F10]+[.J10]" office:value-type="float" office:value="34148120" calcext:value-type="float">
            <text:p>3414812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6102" calcext:value-type="float">
            <text:p>6102</text:p>
          </table:table-cell>
          <table:table-cell table:style-name="ce2" office:value-type="float" office:value="6188" calcext:value-type="float">
            <text:p>6188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75539" calcext:value-type="float">
            <text:p>75539</text:p>
          </table:table-cell>
          <table:table-cell table:style-name="ce2" office:value-type="float" office:value="6740.11328973423" calcext:value-type="float">
            <text:p>6740.11328973423</text:p>
          </table:table-cell>
          <table:table-cell table:style-name="ce2" office:value-type="float" office:value="0.00294985250737463" calcext:value-type="float">
            <text:p>0.002949852507375</text:p>
          </table:table-cell>
          <table:table-cell table:style-name="ce2" office:value-type="float" office:value="32.4017777966579" calcext:value-type="float">
            <text:p>32.4017777966579</text:p>
          </table:table-cell>
          <table:table-cell table:style-name="ce2" table:number-columns-repeated="3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46284" calcext:value-type="float">
            <text:p>46284</text:p>
          </table:table-cell>
          <table:table-cell office:value-type="float" office:value="669028" calcext:value-type="float">
            <text:p>669028</text:p>
          </table:table-cell>
          <table:table-cell office:value-type="float" office:value="85.3" calcext:value-type="float">
            <text:p>85.3</text:p>
          </table:table-cell>
          <table:table-cell office:value-type="float" office:value="151" calcext:value-type="float">
            <text:p>151</text:p>
          </table:table-cell>
          <table:table-cell office:value-type="float" office:value="1295828" calcext:value-type="float">
            <text:p>1295828</text:p>
          </table:table-cell>
          <table:table-cell office:value-type="float" office:value="33479780" calcext:value-type="float">
            <text:p>33479780</text:p>
          </table:table-cell>
          <table:table-cell table:formula="of:=[.C11]+[.G11]" office:value-type="float" office:value="91" calcext:value-type="float">
            <text:p>91</text:p>
          </table:table-cell>
          <table:table-cell table:formula="of:=[.E11]+[.I11]" office:value-type="float" office:value="1342112" calcext:value-type="float">
            <text:p>1342112</text:p>
          </table:table-cell>
          <table:table-cell table:formula="of:=[.F11]+[.J11]" office:value-type="float" office:value="34148808" calcext:value-type="float">
            <text:p>34148808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7173" calcext:value-type="float">
            <text:p>7173</text:p>
          </table:table-cell>
          <table:table-cell table:style-name="ce2" office:value-type="float" office:value="7554" calcext:value-type="float">
            <text:p>7554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5458" calcext:value-type="float">
            <text:p>75458</text:p>
          </table:table-cell>
          <table:table-cell table:style-name="ce2" office:value-type="float" office:value="9103.00550595892" calcext:value-type="float">
            <text:p>9103.00550595892</text:p>
          </table:table-cell>
          <table:table-cell table:style-name="ce2" office:value-type="float" office:value="0.00641293740415447" calcext:value-type="float">
            <text:p>0.006412937404154</text:p>
          </table:table-cell>
          <table:table-cell table:style-name="ce2" office:value-type="float" office:value="35.4907500408196" calcext:value-type="float">
            <text:p>35.4907500408196</text:p>
          </table:table-cell>
          <table:table-cell table:style-name="ce2" table:number-columns-repeated="3"/>
        </table:table-row>
        <table:table-row table:style-name="ro6">
          <table:table-cell office:value-type="float" office:value="350" calcext:value-type="float">
            <text:p>350</text:p>
          </table:table-cell>
          <table:table-cell office:value-type="float" office:value="1020356" calcext:value-type="float">
            <text:p>1020356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2812" calcext:value-type="float">
            <text:p>52812</text:p>
          </table:table-cell>
          <table:table-cell office:value-type="float" office:value="675424" calcext:value-type="float">
            <text:p>675424</text:p>
          </table:table-cell>
          <table:table-cell office:value-type="float" office:value="84.5" calcext:value-type="float">
            <text:p>84.5</text:p>
          </table:table-cell>
          <table:table-cell office:value-type="float" office:value="151" calcext:value-type="float">
            <text:p>151</text:p>
          </table:table-cell>
          <table:table-cell office:value-type="float" office:value="1278232" calcext:value-type="float">
            <text:p>1278232</text:p>
          </table:table-cell>
          <table:table-cell office:value-type="float" office:value="33479656" calcext:value-type="float">
            <text:p>33479656</text:p>
          </table:table-cell>
          <table:table-cell table:formula="of:=[.C12]+[.G12]" office:value-type="float" office:value="90.1" calcext:value-type="float">
            <text:p>90.1</text:p>
          </table:table-cell>
          <table:table-cell table:formula="of:=[.E12]+[.I12]" office:value-type="float" office:value="1331044" calcext:value-type="float">
            <text:p>1331044</text:p>
          </table:table-cell>
          <table:table-cell table:formula="of:=[.F12]+[.J12]" office:value-type="float" office:value="34155080" calcext:value-type="float">
            <text:p>34155080</text:p>
          </table:table-cell>
          <table:table-cell table:style-name="ce2" office:value-type="string" calcext:value-type="string">
            <text:p>HTTP Request</text:p>
          </table:table-cell>
          <table:table-cell table:style-name="ce2" office:value-type="float" office:value="8129" calcext:value-type="float">
            <text:p>8129</text:p>
          </table:table-cell>
          <table:table-cell table:style-name="ce2" office:value-type="float" office:value="8659" calcext:value-type="float">
            <text:p>8659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75225" calcext:value-type="float">
            <text:p>75225</text:p>
          </table:table-cell>
          <table:table-cell table:style-name="ce2" office:value-type="float" office:value="10170.6592939911" calcext:value-type="float">
            <text:p>10170.6592939911</text:p>
          </table:table-cell>
          <table:table-cell table:style-name="ce2" office:value-type="float" office:value="0.0107024234223152" calcext:value-type="float">
            <text:p>0.010702423422315</text:p>
          </table:table-cell>
          <table:table-cell table:style-name="ce2" office:value-type="float" office:value="36.7996233572809" calcext:value-type="float">
            <text:p>36.7996233572809</text:p>
          </table:table-cell>
          <table:table-cell table:style-name="ce2" table:number-columns-repeated="3"/>
        </table:table-row>
        <table:table-row table:style-name="ro6">
          <table:table-cell office:value-type="float" office:value="400" calcext:value-type="float">
            <text:p>400</text:p>
          </table:table-cell>
          <table:table-cell table:number-columns-repeated="12"/>
          <table:table-cell table:style-name="ce2" table:number-columns-repeated="8"/>
          <table:table-cell table:number-columns-repeated="3"/>
        </table:table-row>
        <table:table-row table:style-name="ro6">
          <table:table-cell office:value-type="float" office:value="450" calcext:value-type="float">
            <text:p>450</text:p>
          </table:table-cell>
          <table:table-cell table:number-columns-repeated="12"/>
          <table:table-cell table:style-name="ce2" table:number-columns-repeated="8"/>
          <table:table-cell table:number-columns-repeated="3"/>
        </table:table-row>
        <table:table-row table:style-name="ro6">
          <table:table-cell office:value-type="float" office:value="500" calcext:value-type="float">
            <text:p>500</text:p>
          </table:table-cell>
          <table:table-cell table:number-columns-repeated="12"/>
          <table:table-cell table:style-name="ce2" table:number-columns-repeated="8"/>
          <table:table-cell table:number-columns-repeated="3"/>
        </table:table-row>
        <table:table-row table:style-name="ro8">
          <table:table-cell office:value-type="float" office:value="550" calcext:value-type="float">
            <text:p>550</text:p>
          </table:table-cell>
          <table:table-cell table:number-columns-repeated="12"/>
          <table:table-cell table:style-name="ce2" table:number-columns-repeated="8"/>
          <table:table-cell table:number-columns-repeated="3"/>
        </table:table-row>
        <table:table-row table:style-name="ro2" table:number-rows-repeated="11">
          <table:table-cell/>
          <table:table-cell table:style-name="Default"/>
          <table:table-cell table:number-columns-repeated="22"/>
        </table:table-row>
        <table:table-row table:style-name="ro2">
          <table:table-cell table:number-columns-repeated="24"/>
        </table:table-row>
      </table:table>
      <table:table table:name="Sheet4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0:14:51.010235812</meta:creation-date>
    <dc:date>2018-11-08T01:55:53.887196899</dc:date>
    <meta:editing-duration>PT3H37M55S</meta:editing-duration>
    <meta:editing-cycles>53</meta:editing-cycles>
    <meta:generator>LibreOffice/6.1.2.1$Linux_X86_64 LibreOffice_project/10$Build-1</meta:generator>
    <meta:document-statistic meta:table-count="4" meta:cell-count="4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53cm" style:legend-expansion="high" chart:style-name="ch2"/>
        <chart:plot-area chart:style-name="ch3" table:cell-range-address="Apache.B1:Apache.C16 Apache.E2:Apache.E16" chart:data-source-has-labels="both" svg:x="0.32cm" svg:y="0.18cm" svg:width="9.28cm" svg:height="8.64cm">
          <chartooo:coordinate-region svg:x="1.682cm" svg:y="0.379cm" svg:width="7.453cm" svg:height="7.794cm"/>
          <chart:axis chart:dimension="x" chart:name="primary-x" chart:style-name="ch4" chartooo:axis-type="auto">
            <chartooo:date-scale/>
            <chart:categories table:cell-range-address="Apache.B2:Apache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pache.C2:Apache.C16" chart:label-cell-address="Apache.C1:Apache.C1" chart:class="chart:line">
            <chart:data-point chart:repeated="15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mory</text:p>
                <draw:g>
                  <svg:desc>Apache.C1:Apache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ache.B2:Apache.B16</svg:desc>
                </draw:g>
              </table:table-cell>
              <table:table-cell office:value-type="float" office:value="1020356">
                <text:p>1020356</text:p>
                <draw:g>
                  <svg:desc>Apache.C2:Apache.C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20356">
                <text:p>102035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20356">
                <text:p>1020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